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Heading_20_2">
      <style:paragraph-properties fo:margin-top="0.1665in" fo:margin-bottom="0.0835in" fo:keep-with-next="always"/>
    </style:style>
    <style:style style:name="P29" style:family="paragraph" style:parent-style-name="Heading_20_3">
      <style:paragraph-properties fo:margin-top="0.1665in" fo:margin-bottom="0.0835in" fo:keep-with-next="always"/>
    </style:style>
    <style:style style:name="P3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3</text:p>
      <text:p text:style-name="Subtitle">26 Jun 2013</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8">Running an Application with the Byteman Agent<text:tab/>5</text:p>
          <text:p text:style-name="P18">Event Condition Action Rules<text:tab/>6</text:p>
          <text:p text:style-name="P18">Rule Bindings and Parameterization<text:tab/>7</text:p>
          <text:p text:style-name="P18">Built-in Conditions and Actions<text:tab/>7</text:p>
          <text:p text:style-name="P18">Extending or Replacing the Byteman Language Built-ins<text:tab/>8</text:p>
          <text:p text:style-name="P18">Agent Transformation<text:tab/>9</text:p>
          <text:p text:style-name="P18">Agent Retransformation<text:tab/>10</text:p>
          <text:p text:style-name="P18">ECA Rule Engine<text:tab/>10</text:p>
          <text:p text:style-name="P17">The Byteman Rule Language<text:tab/>12</text:p>
          <text:p text:style-name="P18">Rule Events<text:tab/>12</text:p>
          <text:p text:style-name="P19">Class Rules vs Interface Rules<text:tab/>13</text:p>
          <text:p text:style-name="P19">Overriding <text:s/>Rules<text:tab/>13</text:p>
          <text:p text:style-name="P19">Overriding Interface Rules<text:tab/>15</text:p>
          <text:p text:style-name="P19">Location Specifiers<text:tab/>15</text:p>
          <text:p text:style-name="P18">Rule Bindings<text:tab/>19</text:p>
          <text:p text:style-name="P18">Rule Expressions<text:tab/>19</text:p>
          <text:p text:style-name="P18">Rule Conditions<text:tab/>21</text:p>
          <text:p text:style-name="P18">Rule Actions<text:tab/>22</text:p>
          <text:p text:style-name="P18">Built-In Calls<text:tab/>23</text:p>
          <text:p text:style-name="P18">User-Defined Rule Helpers<text:tab/>24</text:p>
          <text:p text:style-name="P18">The Rule Helper Lifecycle Methods<text:tab/>25</text:p>
          <text:p text:style-name="P17">Byteman Rule Language Standard Built-Ins<text:tab/>27</text:p>
          <text:p text:style-name="P18">Thread Coordination Operations<text:tab/>27</text:p>
          <text:p text:style-name="P19">Waiters<text:tab/>27</text:p>
          <text:p text:style-name="P19">Rendezvous<text:tab/>28</text:p>
          <text:p text:style-name="P19">Joiners<text:tab/>29</text:p>
          <text:p text:style-name="P19">Aborting Execution<text:tab/>29</text:p>
          <text:p text:style-name="P18">Rule State Management Operations<text:tab/>30</text:p>
          <text:p text:style-name="P19">CountDowns<text:tab/>30</text:p>
          <text:p text:style-name="P19">Flags<text:tab/>31</text:p>
          <text:p text:style-name="P19">Counters<text:tab/>31</text:p>
          <text:p text:style-name="P19">Timers<text:tab/>32</text:p>
          <text:p text:style-name="P19">Recursive Triggering<text:tab/>32</text:p>
          <text:p text:style-name="P18">Trace and Debug Operations<text:tab/>33</text:p>
          <text:p text:style-name="P19">Debugging<text:tab/>33</text:p>
          <text:p text:style-name="P19">Tracing<text:tab/>34</text:p>
          <text:p text:style-name="P18">Stack Management Operations<text:tab/>34</text:p>
          <text:p text:style-name="P19">Checking The Call Tree<text:tab/>34</text:p>
          <text:p text:style-name="P19">Tracing the Caller Stack<text:tab/>37</text:p>
          <text:p text:style-name="P19">Selective Stack Tracing Using a Regular Expression Filter<text:tab/>37</text:p>
          <text:p text:style-name="P19">Stack Range Tracing<text:tab/>39</text:p>
          <text:p text:style-name="P19">Tracing Named Thread Stacks<text:tab/>41</text:p>
          <text:p text:style-name="P18">Default Helper Lifecycle Methods<text:tab/>42</text:p>
          <text:p text:style-name="P17">Using Byteman<text:tab/>43</text:p>
          <text:p text:style-name="P18">Using Byteman from java or ant<text:tab/>43</text:p>
          <text:p text:style-name="P18">Using Byteman from maven<text:tab/>43</text:p>
          <text:p text:style-name="P18">Obtaining the source build tree<text:tab/>43</text:p>
          <text:p text:style-name="P18"><text:soft-page-break/>Building Byteman from the sources<text:tab/>43</text:p>
          <text:p text:style-name="P18">Running Applications with Byteman<text:tab/>44</text:p>
          <text:p text:style-name="P18">Configuring a java agent<text:tab/>44</text:p>
          <text:p text:style-name="P18">Installing Byteman in a Running JVM using Script bminstall<text:tab/>45</text:p>
          <text:p text:style-name="P18">Available -javaagent Options<text:tab/>45</text:p>
          <text:p text:style-name="P18">Running Byteman Using Script bmjava<text:tab/>46</text:p>
          <text:p text:style-name="P18">Submitting Rules Dynamically Using Script bmsubmit<text:tab/>47</text:p>
          <text:p text:style-name="P18">Checking Rules Offline Using Script bmcheck<text:tab/>48</text:p>
          <text:p text:style-name="P18">Installing And Submitting from Java<text:tab/>49</text:p>
          <text:p text:style-name="P18">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305850051"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11911490461" text:style-name="L1">
        <text:list-item>
          <text:p text:style-name="P20">tracing execution of specific code paths and displaying application or JVM state</text:p>
        </text:list-item>
        <text:list-item>
          <text:p text:style-name="P20">subverting normal execution by changing state, making unscheduled method calls or forcing an unexpected return or throw</text:p>
        </text:list-item>
        <text:list-item>
          <text:p text:style-name="P20">orchestrating the timing of activities performed by independent application threads</text:p>
        </text:list-item>
        <text:list-item>
          <text:p text:style-name="P20">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818812176" text:continue-list="list305850051" text:style-name="Outline">
        <text:list-item>
          <text:list>
            <text:list-header>
              <text:h text:style-name="P2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7046055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379692431" text:style-name="L2">
        <text:list-item>
          <text:p text:style-name="P21"><text:span text:style-name="T1">where</text:span> during application execution a side-effect should occur</text:p>
        </text:list-item>
        <text:list-item>
          <text:p text:style-name="P21"><text:span text:style-name="T1">whether</text:span> the side-effect should happen or not</text:p>
        </text:list-item>
        <text:list-item>
          <text:p text:style-name="P21"><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983521323" text:continue-list="list17046055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34024671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74149192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446913959"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70749055" text:style-name="L3">
        <text:list-item>
          <text:p text:style-name="P22">the <text:span text:style-name="T1">trigger method</text:span>, i.e. the method which contains the trigger point</text:p>
        </text:list-item>
        <text:list-item>
          <text:p text:style-name="P22">the rule which has been matched</text:p>
        </text:list-item>
        <text:list-item>
          <text:p text:style-name="P22">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760876720" text:continue-list="list446913959" text:style-name="Outline">
        <text:list-item>
          <text:list>
            <text:list-header>
              <text:h text:style-name="P28"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76105690" text:continue-numbering="true" text:style-name="Outline">
        <text:list-item>
          <text:list>
            <text:list-header>
              <text:h text:style-name="P2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450700735"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651134984" text:continue-numbering="true" text:style-name="Outline">
        <text:list-item>
          <text:list>
            <text:list-header>
              <text:h text:style-name="P2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518270778" text:style-name="L4">
        <text:list-item>
          <text:p text:style-name="P23">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3">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2168772202" text:continue-list="list1651134984"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67445685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999811483" text:continue-numbering="true" text:style-name="Outline">
        <text:list-item>
          <text:list>
            <text:list-item>
              <text:list>
                <text:list-header>
                  <text:h text:style-name="P2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866843372" text:continue-numbering="true" text:style-name="Outline">
        <text:list-item>
          <text:list>
            <text:list-item>
              <text:list>
                <text:list-header>
                  <text:h text:style-name="P2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955911759"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01241588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14258233" text:continue-list="list518270778" text:style-name="L4">
        <text:list-item>
          <text:p text:style-name="P23">references to previously bound variables</text:p>
        </text:list-item>
        <text:list-item>
          <text:p text:style-name="P23">references to the trigger method recipient or parameters</text:p>
        </text:list-item>
        <text:list-item>
          <text:p text:style-name="P23">references to the local variables in scope at the trigger point</text:p>
        </text:list-item>
        <text:list-item>
          <text:p text:style-name="P23">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3">static field references</text:p>
        </text:list-item>
        <text:list-item>
          <text:p text:style-name="P23">primitive literals</text:p>
        </text:list-item>
        <text:list-item>
          <text:p text:style-name="P23">field accesses</text:p>
        </text:list-item>
        <text:list-item>
          <text:p text:style-name="P23">static or instance method invocations</text:p>
        </text:list-item>
        <text:list-item>
          <text:p text:style-name="P23">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022154806" text:style-name="L5">
        <text:list-item>
          <text:p text:style-name="P24">throw and return operations are only allowed as the last action in a sequence of rule actions (see below).</text:p>
        </text:list-item>
      </text:list>
      <text:list xml:id="list790699983" text:style-name="L6">
        <text:list-item>
          <text:p text:style-name="P25">Expressions should obey the normal rules regarding associativity and precedence.</text:p>
        </text:list-item>
        <text:list-item>
          <text:p text:style-name="P25">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5">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5">Special variables provide access to other trigger method data. There are currently 7 such special variables:</text:p>
          <text:list>
            <text:list-item>
              <text:p text:style-name="P25"><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5">$!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5"><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5"><text:span text:style-name="Code_20_Text">$#</text:span> has type <text:span text:style-name="Code_20_Text">int</text:span> and identifies the number of parameters supplied to the trigger method.</text:p>
            </text:list-item>
            <text:list-item>
              <text:p text:style-name="P25"><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5"><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5"><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5">$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5">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5">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5">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5">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911022190" text:continue-list="list101241588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135888457"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3405253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12651702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73699175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518698732" text:style-name="L7">
        <text:list-item>
          <text:p text:style-name="P26">an activate event occurs when an install cause <text:span text:style-name="T1">R(H)</text:span> to transition from empty to non-empty</text:p>
        </text:list-item>
        <text:list-item>
          <text:p text:style-name="P26">an install event occurs when <text:span text:style-name="T1">r(H)</text:span> is installed in <text:span text:style-name="T1">R(H)</text:span></text:p>
        </text:list-item>
        <text:list-item>
          <text:p text:style-name="P26">an uninstall event occurs when <text:span text:style-name="T1">r(H)</text:span> is uninstalled from <text:span text:style-name="T1">R(H)</text:span></text:p>
        </text:list-item>
        <text:list-item>
          <text:p text:style-name="P2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384490960" text:continue-list="list73699175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813333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757689357" text:continue-numbering="true" text:style-name="Outline">
        <text:list-item>
          <text:list>
            <text:list-item>
              <text:list>
                <text:list-header>
                  <text:h text:style-name="P3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836670227" text:continue-numbering="true" text:style-name="Outline">
        <text:list-item>
          <text:list>
            <text:list-item>
              <text:list>
                <text:list-header>
                  <text:h text:style-name="P3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55124228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385799789"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402552410" text:continue-numbering="true" text:style-name="Outline">
        <text:list-item>
          <text:list>
            <text:list-item>
              <text:list>
                <text:list-header>
                  <text:h text:style-name="P30" text:outline-level="3" text:is-list-header="true"><text:bookmark-end text:name="DDE_LINK15"/><text:soft-page-break/>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457545059" text:continue-numbering="true" text:style-name="Outline">
        <text:list-item>
          <text:list>
            <text:list-item>
              <text:list>
                <text:list-header>
                  <text:h text:style-name="P3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text:soft-page-break/>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673381166"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040210113" text:continue-numbering="true" text:style-name="Outline">
        <text:list-item>
          <text:list>
            <text:list-item>
              <text:list>
                <text:list-header>
                  <text:h text:style-name="P3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ext:soft-page-break/>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594334789"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text:soft-page-break/>Generation of debug messages can be switched on by setting the following system property on the JVM command line:</text:p>
      <text:p text:style-name="P8"><text:span text:style-name="Code_20_Text">org.jboss.byteman.debug</text:span></text:p>
      <text:list xml:id="list162323166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99302351"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text:soft-page-break/>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54672244" text:continue-numbering="true" text:style-name="Outline">
        <text:list-item>
          <text:list>
            <text:list-item>
              <text:list>
                <text:list-header>
                  <text:h text:style-name="P2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2036474796" text:continue-numbering="true" text:style-name="Outline">
        <text:list-item>
          <text:list>
            <text:list-item>
              <text:list>
                <text:list-header>
                  <text:h text:style-name="P30"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926508245" text:continue-numbering="true" text:style-name="Outline">
        <text:list-item>
          <text:list>
            <text:list-item>
              <text:list>
                <text:list-header>
                  <text:h text:style-name="P30"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297107108" text:continue-numbering="true" text:style-name="Outline">
        <text:list-item>
          <text:list>
            <text:list-item>
              <text:list>
                <text:list-header>
                  <text:h text:style-name="P30"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306021057"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396488755"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284724837"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p text:style-name="Text_20_body">Byteman also provides a maven plugin which can be used to parse and type-check your test rule scripts as part of the maven test cycle. Details of how to configure the maven plugin are provided in a tutorial available via the <text:a xlink:type="simple" xlink:href="http://www.jboss.org/byteman/documentation">Byteman project documentation page</text:a></text:p>
      <text:list xml:id="list946807089" text:continue-numbering="true" text:style-name="Outline">
        <text:list-item>
          <text:list>
            <text:list-header>
              <text:h text:style-name="P2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215145765"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211789738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721564374"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text:soft-page-break/>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193890822"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51001142" text:continue-numbering="true" text:style-name="Outline">
        <text:list-item>
          <text:list>
            <text:list-header>
              <text:h text:style-name="P2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ext:soft-page-break/>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451432090" text:continue-numbering="true" text:style-name="Outline">
        <text:list-item>
          <text:list>
            <text:list-header>
              <text:h text:style-name="P28"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oft-page-break/><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148624805" text:continue-numbering="true" text:style-name="Outline">
        <text:list-item>
          <text:list>
            <text:list-header>
              <text:h text:style-name="P28"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58255453" text:style-name="L8">
        <text:list-item>
          <text:p text:style-name="P2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7">If any of the uploaded rules apply to already loaded classes which were not previously successfully transformed (because no rule applied to them or because attempts to transform them failed) then those classes will be retransformed. Once <text:soft-page-break/>again, depending upon when the compiler installs the new method code and when executing threads switch to this new code there may be a small window following the upload where neither the old nor the new rule is triggered</text:p>
        </text:list-item>
        <text:list-item>
          <text:p text:style-name="P2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51382853" text:continue-list="list1148624805"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text:span></text:span><text:soft-page-break/><text:span text:style-name="Code_20_Text"><text:span text:style-name="T4">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396794639" text:continue-numbering="true" text:style-name="Outline">
        <text:list-item>
          <text:list>
            <text:list-header>
              <text:h text:style-name="P28"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851945731" text:continue-numbering="true" text:style-name="Outline">
        <text:list-item>
          <text:list>
            <text:list-header>
              <text:h text:style-name="P2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ext:soft-page-break/>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text:span></text:span><text:soft-page-break/><text:span text:style-name="Code_20_Text"><text:span text:style-name="T4">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3-06-26T13:54:01</dc:date>
    <meta:printed-by>Andrew Dinn</meta:printed-by>
    <meta:print-date>2008-09-26T17:21:42</meta:print-date>
    <meta:editing-cycles>228</meta:editing-cycles>
    <meta:editing-duration>P3DT2H17M14S</meta:editing-duration>
    <meta:document-statistic meta:table-count="0" meta:image-count="0" meta:object-count="0" meta:page-count="51" meta:paragraph-count="557" meta:word-count="20411" meta:character-count="132654" meta:non-whitespace-character-count="108247"/>
    <meta:user-defined meta:name="Info 1"/>
    <meta:user-defined meta:name="Info 2"/>
    <meta:user-defined meta:name="Info 3"/>
    <meta:user-defined meta:name="Info 4"/>
  </office:meta>
</office:document-meta>
</file>